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3" calcext:value-type="float">
            <text:p>423</text:p>
          </table:table-cell>
          <table:table-cell table:style-name="ce7" table:formula="of:=COUNTIF([.B7:.B454];&quot;X&quot;)" office:value-type="float" office:value="358" calcext:value-type="float">
            <text:p>358</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2" calcext:value-type="float">
            <text:p>42</text:p>
          </table:table-cell>
          <table:table-cell table:style-name="ce25" table:formula="of:=SUM([.B2:.F2])" office:value-type="float" office:value="454" calcext:value-type="float">
            <text:p>45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5">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2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8">00/00/0000</text:date>, <text:time style:data-style-name="N2" text:time-value="21:14:47.39952101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08T21:15:10.166971225</dc:date>
    <meta:editing-duration>PT14H10M43S</meta:editing-duration>
    <meta:editing-cycles>396</meta:editing-cycles>
    <meta:document-statistic meta:table-count="1" meta:cell-count="2532" meta:object-count="0"/>
  </office:meta>
</office:document-meta>
</file>